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0a1820"/>
    </style:style>
    <style:style style:name="P3" style:family="paragraph" style:parent-style-name="Standard">
      <style:paragraph-properties fo:margin-top="0cm" fo:margin-bottom="0.353cm" style:contextual-spacing="false" fo:line-height="115%" fo:break-before="page"/>
      <style:text-properties officeooo:paragraph-rsid="000a1820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8pt" fo:language="pt" fo:country="BR" style:font-size-asian="18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officeooo:rsid="00076f08" officeooo:paragraph-rsid="00076f08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1" fo:font-size="28pt" fo:font-weight="normal" officeooo:rsid="000a58be" officeooo:paragraph-rsid="000a58be" style:font-size-asian="24.5pt" style:font-weight-asian="normal" style:font-size-complex="28pt" style:font-weight-complex="normal"/>
    </style:style>
    <style:style style:name="P7" style:family="paragraph" style:parent-style-name="Standard">
      <style:paragraph-properties fo:margin-top="0cm" fo:margin-bottom="0.353cm" style:contextual-spacing="false" fo:line-height="115%" fo:break-before="page"/>
      <style:text-properties style:font-name="Calibri1" fo:font-size="48pt" fo:font-weight="normal" officeooo:rsid="000a58be" officeooo:paragraph-rsid="000a58be" style:font-size-asian="42pt" style:font-weight-asian="normal" style:font-size-complex="48pt" style:font-weight-complex="normal"/>
    </style:style>
    <style:style style:name="T1" style:family="text">
      <style:text-properties style:font-name="Calibri" fo:font-size="18pt" fo:language="pt" fo:country="BR" style:font-size-asian="18pt"/>
    </style:style>
    <style:style style:name="T2" style:family="text">
      <style:text-properties style:font-name="Calibri" fo:font-size="18pt" fo:language="pt" fo:country="BR" officeooo:rsid="000582a3" style:font-size-asian="18pt"/>
    </style:style>
    <style:style style:name="T3" style:family="text">
      <style:text-properties style:font-name="Calibri" fo:font-size="18pt" fo:language="pt" fo:country="BR" officeooo:rsid="0005fa77" style:font-size-asian="18pt"/>
    </style:style>
    <style:style style:name="T4" style:family="text">
      <style:text-properties style:font-name="Calibri" fo:font-size="18pt" fo:language="pt" fo:country="BR" officeooo:rsid="00076f08" style:font-size-asian="18pt"/>
    </style:style>
    <style:style style:name="T5" style:family="text">
      <style:text-properties style:font-name="Calibri" fo:font-size="18pt" fo:language="pt" fo:country="BR" officeooo:rsid="000a1820" style:font-size-asian="18pt"/>
    </style:style>
    <style:style style:name="T6" style:family="text">
      <style:text-properties style:font-name="Calibri" fo:font-size="18pt" fo:language="pt" fo:country="BR" officeooo:rsid="000a39b1" style:font-size-asian="18pt"/>
    </style:style>
    <style:style style:name="T7" style:family="text">
      <style:text-properties style:font-name="Calibri" fo:font-size="48pt" fo:language="pt" fo:country="BR" style:font-size-asian="48pt"/>
    </style:style>
    <style:style style:name="T8" style:family="text">
      <style:text-properties style:font-name="Calibri" fo:font-size="48pt" fo:language="pt" fo:country="BR" officeooo:rsid="000a39b1" style:font-size-asian="48pt"/>
    </style:style>
    <style:style style:name="T9" style:family="text">
      <style:text-properties style:font-name="Calibri" fo:font-size="28pt" fo:language="pt" fo:country="BR" style:font-size-asian="28pt"/>
    </style:style>
    <style:style style:name="T10" style:family="text">
      <style:text-properties style:font-name="Calibri" fo:font-size="28pt" fo:language="pt" fo:country="BR" officeooo:rsid="000582a3" style:font-size-asian="28pt"/>
    </style:style>
    <style:style style:name="T11" style:family="text">
      <style:text-properties style:font-name="Calibri" fo:font-size="28pt" fo:language="pt" fo:country="BR" officeooo:rsid="000a39b1" style:font-size-asian="2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<text:tab/><text:tab/>Documentação do sistema - JukeBOX</text:span><text:span text:style-name="T1"/></text:p>
      <text:p text:style-name="P1" loext:marker-style-name="T7"><text:span text:style-name="T8">1.Introdução</text:span><text:span text:style-name="T7">:</text:span></text:p>
      <text:p text:style-name="P1" loext:marker-style-name="T9"><text:span text:style-name="T9">1.</text:span><text:span text:style-name="T11">1</text:span><text:span text:style-name="T9"> - Missão e Objetivos da </text:span><text:span text:style-name="T10">Sis-</text:span><text:span text:style-name="T9">JukeBOX</text:span></text:p>
      <text:p text:style-name="P1" loext:marker-style-name="T1"><text:span text:style-name="T11">1.</text:span><text:span text:style-name="T9">2 - Benefícios</text:span></text:p>
      <text:p text:style-name="P4" loext:marker-style-name="T1"/>
      <text:p text:style-name="P1" loext:marker-style-name="T1"><text:span text:style-name="T6">1.1 - </text:span><text:span text:style-name="T1">Missão e Objetivo d</text:span><text:span text:style-name="T2">o</text:span><text:span text:style-name="T1"> </text:span><text:span text:style-name="T2">Sis-</text:span><text:span text:style-name="T1">JukeBOX</text:span></text:p>
      <text:p text:style-name="P1" loext:marker-style-name="T1"><text:span text:style-name="T1"><text:tab/></text:span><text:span text:style-name="T2">O sistema da JukeBOX, normalmente referido como Sis-JukeBOX, nasce de uma necessidade moderna de ter um controle detalhado sobre a empresa, </text:span><text:span text:style-name="T3">não só como uma forma de facilitar a administração </text:span><text:span text:style-name="T4">mas também para atender aos padrões profissionais do mercado</text:span></text:p>
      <text:p text:style-name="P1" loext:marker-style-name="T1"><text:span text:style-name="T4"/></text:p>
      <text:p text:style-name="P5" loext:marker-style-name="T1"><text:span text:style-name="T6">1.2 - </text:span><text:span text:style-name="T1">Benefícios</text:span></text:p>
      <text:p text:style-name="P2" loext:marker-style-name="T1"><text:span text:style-name="T4"><text:tab/>O Sis-JukeBOX tem vários </text:span><text:span text:style-name="T5">benefícios para facilitar tanto para o funcionário que devem o operar quanto para a empresa em si, como a interface que é fácil de entender e operar, um sistema de prevenções contra erros (por exemplo, quando o funcionário cadastra um cpf inválido) e foi projetado com eficiência e praticidade em mente.</text:span></text:p>
      <text:p text:style-name="P2"><text:soft-page-break/></text:p>
      <text:p text:style-name="P3"/>
      <text:p text:style-name="P7">3. Análise de Dados</text:p>
      <text:p text:style-name="P6">3.1 – Modelo Conceitual</text:p>
      <text:p text:style-name="P6">3.2 – Modelo Lógico</text:p>
      <text:p text:style-name="P6">3.3 – Modelo Físico</text:p>
      <text:p text:style-name="P6">3.4 – Dicionário de 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10-06T10:41:41.822000000</dc:date>
    <meta:editing-duration>PT19M48S</meta:editing-duration>
    <meta:editing-cycles>3</meta:editing-cycles>
    <meta:generator>LibreOffice/24.2.5.2$Windows_X86_64 LibreOffice_project/bffef4ea93e59bebbeaf7f431bb02b1a39ee8a59</meta:generator>
    <meta:document-statistic meta:table-count="0" meta:image-count="0" meta:object-count="0" meta:page-count="4" meta:paragraph-count="13" meta:word-count="137" meta:character-count="843" meta:non-whitespace-character-count="711"/>
  </office:meta>
</office:document-meta>
</file>